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2in"/>
          <style:tab-stop style:type="left" style:position="4in"/>
        </style:tab-stops>
      </style:paragraph-properties>
      <style:text-properties fo:font-weight="bold" style:font-weight-asian="bold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paragraph-properties>
        <style:tab-stops>
          <style:tab-stop style:type="left" style:position="2in"/>
          <style:tab-stop style:type="left" style:position="4in"/>
        </style:tab-stops>
      </style:paragraph-properties>
      <style:text-properties fo:language="en" fo:country="US"/>
    </style:style>
    <style:style style:name="P4" style:parent-style-name="Standard" style:family="paragraph">
      <style:paragraph-properties>
        <style:tab-stops>
          <style:tab-stop style:type="left" style:position="2in"/>
          <style:tab-stop style:type="left" style:position="4in"/>
        </style:tab-stops>
      </style:paragraph-properties>
    </style:style>
    <style:style style:name="T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Name<text:tab/>Job Title<text:tab/>Salary</text:p>
      <text:p text:style-name="P2">{%for e in employees%}</text:p>
      <text:p text:style-name="P3">{{e.Name}}<text:tab/>{{e.JobTitle}}<text:tab/>{{ e.Salary | round:2 }}</text:p>
      <text:p text:style-name="P4"><text:span text:style-name="T5">{%endfor%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cher Matteo</dc:creator>
    <meta:creation-date>2009-04-16T11:32:00Z</meta:creation-date>
    <dc:date>2018-07-27T14:13:00Z</dc:date>
    <meta:template xlink:href="Normal.dotm" xlink:type="simple"/>
    <meta:editing-cycles>2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" meta:character-count="106" meta:row-count="1" meta:non-whitespace-character-count="93"/>
  </office:meta>
</office:document-meta>
</file>